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826" officeooo:paragraph-rsid="001758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Felipe de Souza, Ra: a2456524.</text:p>
      <text:p text:style-name="P1"/>
      <text:p text:style-name="P1">Nome: Caetano Chinarelli Souza, Ra: a2344955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22:10:49.506468651</meta:creation-date>
    <dc:date>2023-12-04T22:16:37.873460173</dc:date>
    <meta:editing-duration>PT5M49S</meta:editing-duration>
    <meta:editing-cycles>1</meta:editing-cycles>
    <meta:document-statistic meta:table-count="0" meta:image-count="0" meta:object-count="0" meta:page-count="1" meta:paragraph-count="2" meta:word-count="12" meta:character-count="81" meta:non-whitespace-character-count="71"/>
    <meta:generator>LibreOffice/7.3.7.2$Linux_X86_64 LibreOffice_project/30$Build-2</meta:generator>
  </office:meta>
</office:document-meta>
</file>